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paragraph-properties fo:break-before="page"/>
      <style:text-properties officeooo:rsid="000df376" officeooo:paragraph-rsid="000df376"/>
    </style:style>
    <style:style style:name="P2" style:family="paragraph" style:parent-style-name="Standard">
      <style:text-properties fo:font-size="16pt" officeooo:rsid="000b0d7b" officeooo:paragraph-rsid="000b0d7b" style:font-size-asian="16pt" style:font-size-complex="16pt"/>
    </style:style>
    <style:style style:name="P3" style:family="paragraph" style:parent-style-name="Standard" style:list-style-name="L1">
      <style:text-properties fo:font-size="16pt" officeooo:rsid="000b0d7b" officeooo:paragraph-rsid="000b0d7b" style:font-size-asian="16pt" style:font-size-complex="16pt"/>
    </style:style>
    <style:style style:name="P4" style:family="paragraph" style:parent-style-name="Standard" style:list-style-name="L1">
      <style:text-properties fo:font-size="16pt" officeooo:rsid="000b0d7b" officeooo:paragraph-rsid="000df376" style:font-size-asian="16pt" style:font-size-complex="16pt"/>
    </style:style>
    <style:style style:name="P5" style:family="paragraph" style:parent-style-name="Standard">
      <style:text-properties fo:font-size="16pt" officeooo:rsid="000df376" officeooo:paragraph-rsid="000b0d7b" style:font-size-asian="16pt" style:font-size-complex="16pt"/>
    </style:style>
    <style:style style:name="P6" style:family="paragraph" style:parent-style-name="Standard" style:list-style-name="L1">
      <style:text-properties fo:font-size="16pt" officeooo:rsid="000ef802" officeooo:paragraph-rsid="000ef802" style:font-size-asian="16pt" style:font-size-complex="16pt"/>
    </style:style>
    <style:style style:name="P7" style:family="paragraph" style:parent-style-name="Text_20_body">
      <style:text-properties officeooo:rsid="000df376" officeooo:paragraph-rsid="000df376"/>
    </style:style>
    <style:style style:name="T1" style:family="text">
      <style:text-properties officeooo:rsid="000c5c02"/>
    </style:style>
    <style:style style:name="T2" style:family="text">
      <style:text-properties officeooo:rsid="000df376"/>
    </style:style>
    <style:style style:name="T3" style:family="text">
      <style:text-properties officeooo:rsid="000ef802"/>
    </style:style>
    <style:style style:name="T4" style:family="text">
      <style:text-properties officeooo:rsid="000f645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9492463" text:style-name="L1">
        <text:list-item>
          <text:p text:style-name="P3"><text:span text:style-name="T1">В</text:span>ступительные слайды <text:span text:style-name="T1">(автор)</text:span></text:p>
        </text:list-item>
        <text:list-item>
          <text:p text:style-name="P3"><text:span text:style-name="T1">А</text:span>ктуальность <text:span text:style-name="T1">(Описание проблемы настройки инструмента начинающими музыкантами)</text:span></text:p>
        </text:list-item>
        <text:list-item>
          <text:p text:style-name="P3"><text:span text:style-name="T1">Ц</text:span>ели <text:span text:style-name="T1">(облегчение жизни начинающих, а именно не самостоятельное, а автоматическое вращение колка головки инструмента для его настройки)</text:span></text:p>
        </text:list-item>
        <text:list-item>
          <text:p text:style-name="P3"><text:span text:style-name="T4">За</text:span>дачи <text:span text:style-name="T1">(измерение тона, определение направления вращения, вращение колка, индикация признака того что инструмент настроен)</text:span></text:p>
        </text:list-item>
        <text:list-item>
          <text:p text:style-name="P3">гипотеза(<text:span text:style-name="T1">проверяем может ли автоматическое устройство настроить музыкальный инструмент</text:span>)</text:p>
        </text:list-item>
        <text:list-item>
          <text:p text:style-name="P3">план ???</text:p>
        </text:list-item>
        <text:list-item>
          <text:p text:style-name="P3"><text:span text:style-name="T1">Что такое </text:span>звуковые колебания, <text:span text:style-name="T1">как распространяется звук.</text:span></text:p>
        </text:list-item>
        <text:list-item>
          <text:p text:style-name="P3"><text:span text:style-name="T2">Х</text:span>арактеристики звука и от каких параметров колебаний они зависят</text:p>
        </text:list-item>
        <text:list-item>
          <text:p text:style-name="P3"><text:span text:style-name="T2">К</text:span>аким образом создаются звуковые колебания струно<text:span text:style-name="T2">й музыкального инструмента.</text:span></text:p>
        </text:list-item>
        <text:list-item>
          <text:p text:style-name="P4"><text:span text:style-name="T2">Преобразование звука в электрический сигнал.</text:span></text:p>
        </text:list-item>
        <text:list-item>
          <text:p text:style-name="P4"><text:span text:style-name="T2">А</text:span>налого-цифров<text:span text:style-name="T2">ое</text:span> преобразовани<text:span text:style-name="T2">е</text:span></text:p>
        </text:list-item>
        <text:list-item>
          <text:p text:style-name="P3"><text:span text:style-name="T3">Функциональная</text:span> схема устройства. <text:span text:style-name="T3">(</text:span>пояснение где, что и зачем<text:span text:style-name="T3">)</text:span></text:p>
        </text:list-item>
        <text:list-item>
          <text:p text:style-name="P3"><text:span text:style-name="T3">Принципиальная </text:span>схема усил<text:span text:style-name="T3">ителя</text:span> <text:span text:style-name="T3">( краткое </text:span>пояснение как работает<text:span text:style-name="T3">)</text:span></text:p>
        </text:list-item>
        <text:list-item>
          <text:p text:style-name="P3"><text:span text:style-name="T3">Блок схема алгоритма</text:span> <text:span text:style-name="T3">(краткое пояснение работы)</text:span></text:p>
        </text:list-item>
        <text:list-item>
          <text:p text:style-name="P3"><text:span text:style-name="T3">Д</text:span>емонстрация устройства</text:p>
        </text:list-item>
        <text:list-item>
          <text:p text:style-name="P3"><text:span text:style-name="T3">П</text:span>одтверждение/опровержение гипотезы</text:p>
        </text:list-item>
        <text:list-item>
          <text:p text:style-name="P3"><text:span text:style-name="T3">П</text:span>одведение итогов</text:p>
        </text:list-item>
        <text:list-item>
          <text:p text:style-name="P3"><text:span text:style-name="T3">С</text:span>пасибо за внимание </text:p>
        </text:list-item>
        <text:list-item>
          <text:p text:style-name="P6">Ссылки на список источников и материалов по работе</text:p>
        </text:list-item>
      </text:list>
      <text:p text:style-name="P2"/>
      <text:p text:style-name="P2"/>
      <text:p text:style-name="P2"/>
      <text:p text:style-name="P5"/>
      <text:p text:style-name="P5"/>
      <text:p text:style-name="P1">Ссылки</text:p>
      <text:p text:style-name="P7"><text:a xlink:type="simple" xlink:href="https://en.ppt-online.org/132986" text:style-name="Internet_20_link" text:visited-style-name="Visited_20_Internet_20_Link">https://en.ppt-online.org/132986</text:a></text:p>
      <text:p text:style-name="P7">презентация по звуковым волнам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0:25:11.806146410</meta:creation-date>
    <dc:date>2020-01-22T21:18:54.823100364</dc:date>
    <meta:editing-duration>PT22M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146" meta:character-count="1161" meta:non-whitespace-character-count="1055"/>
  </office:meta>
</office:document-meta>
</file>